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03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Quest.$P$2:$ListQuest.$P$3])" table:allow-empty-cell="true" table:display-list="unsorted" table:base-cell-address="ListQuest.B610">
          <table:error-message table:message-type="stop" table:display="true"/>
        </table:content-validation>
      </table:content-validations>
      <table:table table:name="ListQu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categoryQuest</text:p>
          </table:table-cell>
          <table:table-cell office:value-type="string" calcext:value-type="string">
            <text:p>nameQuest</text:p>
          </table:table-cell>
          <table:table-cell office:value-type="string" calcext:value-type="string">
            <text:p>dealerQuest</text:p>
          </table:table-cell>
          <table:table-cell office:value-type="string" calcext:value-type="string">
            <text:p>mapLocation</text:p>
          </table:table-cell>
          <table:table-cell office:value-type="string" calcext:value-type="string">
            <text:p>mapMarker</text:p>
          </table:table-cell>
          <table:table-cell table:style-name="ce2" office:value-type="string" calcext:value-type="string" table:number-columns-spanned="5" table:number-rows-spanned="1">
            <text:p>condition</text:p>
          </table:table-cell>
          <table:covered-table-cell table:number-columns-repeated="4"/>
          <table:table-cell office:value-type="string" calcext:value-type="string">
            <text:p>targetQuest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ratingCity</text:p>
          </table:table-cell>
          <table:table-cell office:value-type="string" calcext:value-type="string">
            <text:p>locationReached</text:p>
          </table:table-cell>
          <table:table-cell table:style-name="ce2" office:value-type="string" calcext:value-type="string" table:number-columns-spanned="3" table:number-rows-spanned="1">
            <text:p>socioStatu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PNJ1</text:p>
          </table:table-cell>
          <table:table-cell office:value-type="string" calcext:value-type="string">
            <text:p>PNJ2</text:p>
          </table:table-cell>
          <table:table-cell office:value-type="string" calcext:value-type="string">
            <text:p>targe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Cimetière Mékonit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olonie 9 (Marqueur Rouge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Princip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aserne (Marqueur Rouge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Fourmix <text:span text:style-name="T2">Épineux dans la Colonie 9</text:span>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Mini-Batraz dans la Colonie 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Bernies Coloniaux dans la Colonie 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Flambys du Lac dans la Colonie 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Bébé Arma dans la Colonie 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Bernies Caillasses dans la colonies 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1<text:span text:style-name="T1">r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Lapix à Poigne dans la colonie 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2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Bernies des Sables dans la Colonie 9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3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Lapix Gourdin dans la Colonie 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4<text:span text:style-name="T1">e</text:span> partie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Stiques Légers dans la Colonie 9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- 1<text:span text:style-name="T1">r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1 lapiz Boisé dans la Grotte de Tephra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– 2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batraz Chantant dans la Grotte de Tephra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4 - 3<text:span text:style-name="T1">e</text:span> parti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5 squamats Pourpres dans la Grotte de Tephra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boratoire Militai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Petites Carapaces dans la Colonie 9 sur Bernie des Sable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1 Petite Écaille à la Colonie 9 sur Salmo Colonial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Dents de Chriro dans la Colonie 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de la Quiétud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Oeuf non Fécondé dans la Colonie 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2 Diodes Lapin à la Colonie 9</text:p>
          </table:table-cell>
          <table:table-cell table:number-columns-repeated="6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Plaque Flocon dans la Colonie 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Restauran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z 2 Zircones Arc-en-Ciel dans la Colonie 9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Nor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Frelon Géant dans la colonie 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1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a Bague de Mariage dans la Colonie 9 (à trouver derrière la Maison de Dunban)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a Perle de Verre Bleu dans la Colonie 9 (à trouver derrière les quais du Quartier Résidentiel où jouent Lukas, Moritz &amp; Norinori)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3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Clé à la Colonie 9 (dans le Quartier Résidentiel derrière la maison proche d’où ce regroupe les jeunes la nuit)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Es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Clé à Molette dans la Colonie 9 (sur le Quai derrière le Four à éther)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1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Rhangrot le Délétère près du Plateau de Tephra dans la Colonie 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2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Bluchal le Béjaune proche de la batterie antiaérienne 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3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Magdalena l’Aquatile près du Parc de la Colline de la Colonie 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4</text:p>
          </table:table-cell>
          <table:table-cell office:value-type="string" calcext:value-type="string">
            <text:p>Habitant de la Colonie 9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Gwynry la Grimpeuse dans les Ruines de Mag Mell dans la Grotte de Tephra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ecret de longévité</text:p>
          </table:table-cell>
          <table:table-cell office:value-type="string" calcext:value-type="string">
            <text:p>Dionysi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Doses d’Huile de Batraz en tuant des Mini-Batraz dans la Colonie 9 - Puis retourner voir Dionysis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Nironiro solitaire</text:p>
          </table:table-cell>
          <table:table-cell office:value-type="string" calcext:value-type="string">
            <text:p>Nironir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 Su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Donner la Lettre de Nironiro à Lukas - Puis retourner voir Norinori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es biscuits pour un petit-fils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Donner les Biscuits de Marcia à Jiroque - Puis retourner voir Marcia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Une montre cassée</text:p>
          </table:table-cell>
          <table:table-cell office:value-type="string" calcext:value-type="string">
            <text:p>Désiré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éparer la Montre Cassée au Laboratoire de Shulk - Trouver 3 Chaînes Bleues dans la Colonie 9 - Retourner au Laboratoir de Shulk pour réparer la Montre - Donner la Montre à Désirée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stoire Principale</text:p>
          </table:table-cell>
          <table:table-cell office:value-type="string" calcext:value-type="string">
            <text:p>La livraison de repa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Maison de Dunb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Shulk et donner-lui le repas (à la Colline de la Colonie 9)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Maison de Dunban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Atelier de Shul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Grotte de Tephra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Une histoire de curry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5 Pommes Valse dans la Colonies 9 - Puis retourner voir Giorgio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requêt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asern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etrouver Miller dans le Quartier Marchand derrière le Four à éther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ée de la Grotte de teph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jusqu’aux Ruines de Mag Mell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Ruines de Mag Me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Sortie de la Grotte de Tephra par la sortie du Hangar à Cylindr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à cylindr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écupérer les cylindres à éther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à cylindre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evenir à la Colonie 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vers la Place Centrale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Atelier de Shulk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Place Centrale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Cent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’Entrée de La Colonie 9 devant le Maison de Dunban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archan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 Quartier Résidentiel par l’extérieur de la ville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Entrée de la Colonie 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Grotte de Tephra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’épuiser pour pas un rond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Raisonner Giorgio ou allez demander conseil à sa famille - SI discution avec sa fille : Trouver 3 Menthes Folles dans la Grotte de Tephra - Retourner voir Paola - Retourner voir Giorgio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s fleurs saccagée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5 Hortensias Aube dans la Colonie 9 - retourner voir Françoise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roblèm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 &amp; finir « La requête du capitaine"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uer 5 Éolo-chiros dans la Grotte de Tephra - Retourner voir Emmy Leater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lan – Préparatifs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aux ge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2 Sacs Vocaux de Batraz en tuant des Batraz Chantant dans les Grtottes de Tephra – Retourner voir Sesame - Aller voir Betty - retourner voir Sesame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ouvenirs d’un fils perdu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aux gem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l’armure du fils de Cheryl dans la Grotte de Tephra entre la Source des Chagrins et le Lac Vilia – Trouver le fusil du fils de Cheryl dans la grotte derrière le Temple de Daksha sur la Jambe Bionis– Trouver le couteau du fils de Cheryl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aola &amp; Carine</text:p>
          </table:table-cell>
          <table:table-cell office:value-type="string" calcext:value-type="string">
            <text:p>Carin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méliorer l’entente entre Shulk &amp; Reyn (lien bleu) et retourner voir Carine &amp; Améliorer beaucoup l’entente entre Shulk et Reyn et retourner voir Paola (lien nuage violet) &amp; Améliorer beaucoup l’entente entre 2 filles du groupe et retourner voir Paola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amour d’une fille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1 Goutte de Tephra apparaissant la nuit aux Source du Chagrin dans la Grotte de Tephra - Retourner voir Monica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amour d’un garçon</text:p>
          </table:table-cell>
          <table:table-cell office:value-type="string" calcext:value-type="string">
            <text:p>Andréa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Andréas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1 Goutte de Tephra apparaissant la nuit aux Source du Chagrin dans la Grotte de Tephra - Retourner voir Andreas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s tourments du critique</text:p>
          </table:table-cell>
          <table:table-cell office:value-type="string" calcext:value-type="string">
            <text:p>Léopold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King Squeeze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Aller parler à King Squeeze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Courage &amp; Orgueil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roniro</text:p>
          </table:table-cell>
          <table:table-cell office:value-type="string" calcext:value-type="string">
            <text:p>Lukas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Aller chercher Nironiro au Cap Hazaï - Parler à Lukas - Parler à Moritz - Parler à Lukas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éducation selon Suzann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de la Quié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tte Tephr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Moritz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2 doses de Nectar de Stique Noir en tuant les Stiques Noir de la Grotte Tephra - Retourner voir Suzanna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révisions budgétaires</text:p>
          </table:table-cell>
          <table:table-cell office:value-type="string" calcext:value-type="string">
            <text:p>King Squeez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ylviane</text:p>
          </table:table-cell>
          <table:table-cell office:value-type="string" calcext:value-type="string">
            <text:p>Léopold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Parler à Sylviane ou à Léopold – Si on discute avec Sylviane : Chercher les preuves dont elle s’est débarrassée sous la Place Principale – Montrer les ordres à King Squeeze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Chemin de Tephr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x Ruines de mag Mell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lan – Le veille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Le plan - Préparatifs »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Lien orange (septique)</text:p>
          </table:table-cell>
          <table:table-cell office:value-type="string" calcext:value-type="string">
            <text:p>Trouver 2 Carapaces en Fer en tuant des Bernies Coloniaux à la Colonie 9 - Retouner voir Sesame - aller voir Kenny Rohan -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orté disparu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epôt 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voir le soldat dans le Hangar des Cylindres dans la Colonie 9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Collecte arachnéenn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epôt 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3 Soies d’Arachnis en tuant des Ouvriers Arachnis dans la Grotte de Tephra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Ruines de Mag Me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ortir des Ruines de Mag Mell par la Salle des Navettes en direction du Lac Vilia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1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Roches Rotules dans la Grotte de Tephra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2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Figues Blanches dans la Grotte de Tephra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1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3 Pinces Brisées en tuant les Bernies Désertiques dans la Grotte de Tephra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2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Flacon de Sels de Batraz en tuant un Batraz Noble dans la Grotte de Tephra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endentif égaré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Hangar des Cylind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Porté Disparu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le Pendentif égaré dans le Lac Vilia dans la Grotte de Tephra - Retourner voir le soldat dans le Hangar à Cylindre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stratagème selon Suzanna</text:p>
          </table:table-cell>
          <table:table-cell office:value-type="string" calcext:value-type="string">
            <text:p>Suzanna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Place de la Quié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L’éducation selon Suzanna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2 Fers Lourds Lapiz en tuant des lapiz dans la Grotte de Tephra - Retourner voir Suzanna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Lac Vili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’enfoncer plus profondement dans la Grotte de Tephra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Lac Vili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 Lac Vilia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Remerciement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Entrepô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ir « Porté Disparu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Aller creuser à l’endroit indiqer à la sortie de la Grotte de Tephra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Voie barrée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Salle des Navett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Arachnis Dévoués près du Lac Vilia dans la grotte de Tephra – Tuer 4 Arachnis Résolus près du lac Vilia dans la Grotte de Tephra – Tuer 3 Arachnis Zélés près du Lac Vilia dans la grotte de Vilia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plan – Exécution</text:p>
          </table:table-cell>
          <table:table-cell office:value-type="string" calcext:value-type="string">
            <text:p>Sesame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Murakmor le Sombre de nuit près de la batterie antiaérienne C de la Colonie 9 &amp; REtourner voir Sesame &amp; Aller inspecter le lampadaire à l’entrée du Quartier Marchand &amp; &amp; Empêcher Sesame de mettre son violent plan à exécution 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renommée du capitaine</text:p>
          </table:table-cell>
          <table:table-cell office:value-type="string" calcext:value-type="string">
            <text:p>Emmy Leater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Milita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r « Le problème du capitaine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uer 1 Batraz Rôdeur et 1 Bernie Rôdeur aux Sources du Chagrin ou au Lac Vilia dans la Grotte de Tephra - Retourner Emmy Leater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Grotte de Tephra</text:p>
          </table:table-cell>
          <table:table-cell office:value-type="string" calcext:value-type="string">
            <text:p>Nid de la Rein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ortir de la Frotte de Tephra en direction du Col de la Jambe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nyon de Ragrina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rcourir le Canyon de Ragrinar vers la Jambe de Bionis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1<text:span text:style-name="T1">re</text:span> partie</text:p>
          </table:table-cell>
          <table:table-cell office:value-type="string" calcext:value-type="string">
            <text:p>Voyageur homz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nyon de Ragrina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Ardons Jambier à la Rocher de Jabos sur la Jambe de Bionis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2<text:span text:style-name="T1">e</text:span> partie</text:p>
          </table:table-cell>
          <table:table-cell office:value-type="string" calcext:value-type="string">
            <text:p>Voyageur homz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nyon de Ragrina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Lapix Artisans dans la Plaine de Gaur sur la Jambe de Bionis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3<text:span text:style-name="T1">e</text:span> partie</text:p>
          </table:table-cell>
          <table:table-cell office:value-type="string" calcext:value-type="string">
            <text:p>Voyageur homz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nyon de Ragrina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5 Poneos Champêtres dans la Plaine de Gaur sur la Jambe de Bionis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1 - 4<text:span text:style-name="T1">e</text:span> partie</text:p>
          </table:table-cell>
          <table:table-cell office:value-type="string" calcext:value-type="string">
            <text:p>Voyageur homz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nyon de Ragrina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3 Volfs Jambier dans la Plaine de Gaur sur la Jambe de Bionis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Plaine de Gau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derrière le Rocher de Jabos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Plaine de Gau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en direction des cascades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Plaine de Gau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en direction du Sud vers l’Abri des Réfugiés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1 - 1re partie</text:p>
          </table:table-cell>
          <table:table-cell office:value-type="string" calcext:value-type="string">
            <text:p>Réfugiée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Entrée du Cam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Eduardo le Nivéen au Lac de Raguel sur la Jambe de Bionis par temps d’orage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1 - 2e partie</text:p>
          </table:table-cell>
          <table:table-cell office:value-type="string" calcext:value-type="string">
            <text:p>Réfugiée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Entrée du Cam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Andante l’Ardente près du Plateau étoilé sur la Jambe de Bionis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2 - 1<text:span text:style-name="T1">re</text:span> partie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Hamelin le Dompteur au nord de la Vallée Spirale sur la Jambe de Bionis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Défi 2 - 2<text:span text:style-name="T1">e</text:span> partie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Alfead le Vagabond au Repaire des Ramphas sur la Jambe de Bionis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Earnest le fripon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Inspecter les alentours autours du gisement d’éther &amp; retourner voir Earnest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1</text:p>
          </table:table-cell>
          <table:table-cell office:value-type="string" calcext:value-type="string">
            <text:p>Réfugiée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Cuisses de Batraz en tuant des Batraz sur la Jambe de Bionis &amp; Trouver 2 Oeufs Fécondés en tuant des Flambys sur la Jambe de Bionis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2</text:p>
          </table:table-cell>
          <table:table-cell office:value-type="string" calcext:value-type="string">
            <text:p>Réfugiée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Crêtes de Ramphas en tuant des Ramphas à épieu au sud du Rocher de Jabos sur la Jambe de Bionis &amp; Trouver 2 Plumes de Ramphas en tuant des Archers Ramphas au sud du Rocher de Jabos sur la Jambe de Bionis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3</text:p>
          </table:table-cell>
          <table:table-cell office:value-type="string" calcext:value-type="string">
            <text:p>Réfugiée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Arbrisseau de Lapix en tuant des Lapix Frappeurs au nord du Rocher de jabos sur la Jambe de Bionis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matériaux 4</text:p>
          </table:table-cell>
          <table:table-cell office:value-type="string" calcext:value-type="string">
            <text:p>Réfugiée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3 Molaires de Chiro en tuant des Chiros dans laCaverne de Kisk sur la Jambe de Bionis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2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Foumix du Littoral à la sortie du Camp sur la Jambe de Bionis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1<text:span text:style-name="T1">re</text:span> partie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5 Mékons M64 sur la Jambe de Bionis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’ennemi 3 - 2<text:span text:style-name="T1">e</text:span> partie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2 Ramphas Courageux au Repère des Ramphas sur la Jambe de Bionis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1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e Collier de l’Oiseau près du pont de Raguel sur la Jalbe de Bioni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recherche 2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e Papier Déchiré au sud de la Plaine de Gaur sur la Jambe de Bionis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Ennemi chapardeur</text:p>
          </table:table-cell>
          <table:table-cell office:value-type="string" calcext:value-type="string">
            <text:p>Gorman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les Vêtements au rapaire des Ramphas sur la Jambe de Bionis &amp; Retourner voir Gorman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1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2 Amandes Claires dans la Grottr Tephra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Quête de collection 2</text:p>
          </table:table-cell>
          <table:table-cell office:value-type="string" calcext:value-type="string">
            <text:p>Réfugié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3 Mites Rampantes sur la Jambe de Bionis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Traitement d’urgence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5 Doses de Fluide Luminescent en tuant des Luxias sur la Jambe de Bionis &amp; Retourner voir Olga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’histoire d’une histoire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parler à Ewan &amp; Trouver 3 Pièces de Viande de Poneo en tuant des Poneos Champêtres sur la Jambe de Bionis &amp; Aller parler à Ewan &amp; Retourner voir Marina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Stèle de Kamos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rtir vers l’Ouest de la Jambe de Bionis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Earnest le menteur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r « Earnest le frippon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Inspecter les alentours autours du gisement d’éther &amp; retourner voir Earnest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réveil de Jackso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oir atteint le Lac Vilia dans la Grotte Tephra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Kenny Rohan</text:p>
          </table:table-cell>
          <table:table-cell office:value-type="string" calcext:value-type="string">
            <text:p>Présent sur le sociogramme</text:p>
          </table:table-cell>
          <table:table-cell office:value-type="string" calcext:value-type="string">
            <text:p>Trouver quelqu’un qui veut enseigner son savoir &amp; Tuer 5 Squamat de Tephra près de Lac Vilia dans la Grotte de Tephra &amp; Retourner voir Kenny Rohan &amp; Retourner voir Jackson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Mauvaise passe pour Giorgio</text:p>
          </table:table-cell>
          <table:table-cell office:value-type="string" calcext:value-type="string">
            <text:p>Giorgio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Lampe à é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r « S’épuiser pour pas un rond » &amp; avoir atteint la Jambe de Bionis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5 Doses de Caviar de Salmo en tuant des Salmo sur la Jambe de Bionis &amp; Retourner voir Giorgio &amp; Trouver 3 Tomates Mûres sur la Jambe de Bionis &amp; Retourner voir GiorgioQ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Pont de Raguel Su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averser le pont en direction du Nord-Est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solitude d’Earnest</text:p>
          </table:table-cell>
          <table:table-cell office:value-type="string" calcext:value-type="string">
            <text:p>Earnest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r « Earnest le menteur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Déposer des fleurs sur la tombe &amp; Tuer le Rampha Arrogants au Nord des Chutes de Kasharpa sur la Jambe de Bionis &amp; Retourner voir Earnest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Pont de Raguel Nord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au plateau supérieur de la Jambe de Bionis par la route de Maguel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Route de Mague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à la Vallée Spirale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Vallée Spira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e rendre à la Colonie 6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lueur mystérieuse</text:p>
          </table:table-cell>
          <table:table-cell office:value-type="string" calcext:value-type="string">
            <text:p>Kenny Rohan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Four à éther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parler auprès des habitants &amp; Aller parler à une fille qui vit dans le Quartier Résidentiel &amp; Aller parler à Arnaut &amp; Retourner voir Kenny Rohan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Jackson, poèt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Colonie 9</text:p>
          </table:table-cell>
          <table:table-cell table:style-name="ce1" office:value-type="string" calcext:value-type="string">
            <text:p>Quartier Résident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r « Le réveil de Jackson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uer 1 Luxia Tamisée près du Genou à la sortie de la Grotte de Tephra &amp; Retourner voir Jackson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Sauvez la baigneuse !</text:p>
          </table:table-cell>
          <table:table-cell office:value-type="string" calcext:value-type="string">
            <text:p>Quête surprise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Plaine de Gaur Sud-Es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uer les 4 Vols Féroces de la cascade de la Plaine de Gaur &amp; Aller parer à la baigneuse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destin de la lueur</text:p>
          </table:table-cell>
          <table:table-cell office:value-type="string" calcext:value-type="string">
            <text:p>Kenny Rohan</text:p>
          </table:table-cell>
          <table:table-cell office:value-type="string" calcext:value-type="string">
            <text:p>Colonie 9</text:p>
          </table:table-cell>
          <table:table-cell office:value-type="string" calcext:value-type="string">
            <text:p>Quartier Résident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r « La lueur mistérieuse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Jeter le cylindre d’éther dans le lac ou réparer la lampe &amp; Si Réparation de la lampe : Trouver 2 Pièces de Rechange en tuant des bernies Ferrailles dans les Fonds d’Excavations de la Mine Principale &amp; REtourner voir Arnaut &amp; Retouner voir Kenny Rohan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Une touche de couleur</text:p>
          </table:table-cell>
          <table:table-cell office:value-type="string" calcext:value-type="string">
            <text:p>Ewan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r «  L’histoire d’une histoire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4 Canneberges Acides sur la Jambe de Bionis &amp;&amp; Retourner voir Ewan &amp; Aller donner le Matériel de Dessin à Marina &amp; Retiurner voir Ewan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Pour changer l’histoire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r «  Une touche de couleur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1 Goutte du Lac près du Lac de Raguel devant la Grotte du Silence sur la Jambe de Bionis &amp; Retourner voir Marina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Arda à la rescousse</text:p>
          </table:table-cell>
          <table:table-cell office:value-type="string" calcext:value-type="string">
            <text:p>Arda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Camp de Réfugié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acceptant « Pour changer l’histoire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1 Herbe Médicinale près de la Grotte du Silence sur la jambe de Bionis &amp; Retourner voir Arda &amp; Aller voir Marina &amp; Dooner le Livre d’Image à pami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e nopon égaré</text:p>
          </table:table-cell>
          <table:table-cell office:value-type="string" calcext:value-type="string">
            <text:p>Gerugu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Aire de Repo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Batubatu près du Lac de Raguel sur la Jambe de Bionis &amp; Retourner voir Geregu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Gratitude immense</text:p>
          </table:table-cell>
          <table:table-cell office:value-type="string" calcext:value-type="string">
            <text:p>Batubatu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Aire de 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r « La nopon égaré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rouver 1 Œuf de Tokilos près de la Stèle de Zax sur la Jambe de Bionis &amp; Trouver 1 Champi de Pandore dans la Caverne des Vents sur la Jambe de Bionis &amp; Retourner voir Batubatu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Gratitude plus qu’immense</text:p>
          </table:table-cell>
          <table:table-cell office:value-type="string" calcext:value-type="string">
            <text:p>Gerugu</text:p>
          </table:table-cell>
          <table:table-cell office:value-type="string" calcext:value-type="string">
            <text:p>Jambe de Bionis</text:p>
          </table:table-cell>
          <table:table-cell office:value-type="string" calcext:value-type="string">
            <text:p>Aire de Re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r « Gratitude immense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Retrouver Batubatu dans les heuteurs à l’Est de la Stèle de Zax sur la Jambe de Bionis &amp; Trouver l’éthérée de Sagesse en haut de la cascade de la Jambe de Bionis &amp; Retourner voir Batubatu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6</text:p>
          </table:table-cell>
          <table:table-cell office:value-type="string" calcext:value-type="string">
            <text:p>Croisée des Chemin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Entrer dans la Mine Principale de Colonie 6 par le Canal d’écoulement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icence de marchand nopon</text:p>
          </table:table-cell>
          <table:table-cell office:value-type="string" calcext:value-type="string">
            <text:p>Daza</text:p>
          </table:table-cell>
          <table:table-cell office:value-type="string" calcext:value-type="string">
            <text:p>Colonie 6</text:p>
          </table:table-cell>
          <table:table-cell office:value-type="string" calcext:value-type="string">
            <text:p>Croisée des Chemin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ouver 1 Licence nopone dans les environs du Chemin Spinescent de la Colonie 6 &amp; Retourner voir Daza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La sécurité avant tout</text:p>
          </table:table-cell>
          <table:table-cell office:value-type="string" calcext:value-type="string">
            <text:p>Daza</text:p>
          </table:table-cell>
          <table:table-cell office:value-type="string" calcext:value-type="string">
            <text:p>Colonie 6</text:p>
          </table:table-cell>
          <table:table-cell office:value-type="string" calcext:value-type="string">
            <text:p>Croisée des Chem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Licence de marchand nopon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Tuer 4 Fourmix Jaunes à la Colonie 6 &amp; Tuer 6 Sciurus Doux à la Colonie 6 &amp; Tuer 3 Axols Aquatiques à la Colonie 6 (par temps de pluie ou d’orage) &amp; Retourner voir Daza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Quête Secondaire</text:p>
          </table:table-cell>
          <table:table-cell office:value-type="string" calcext:value-type="string">
            <text:p>Mission secrète</text:p>
          </table:table-cell>
          <table:table-cell office:value-type="string" calcext:value-type="string">
            <text:p>Daza</text:p>
          </table:table-cell>
          <table:table-cell office:value-type="string" calcext:value-type="string">
            <text:p>Colonie 6</text:p>
          </table:table-cell>
          <table:table-cell office:value-type="string" calcext:value-type="string">
            <text:p>Croisée des Chem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r « La sécurité avant tout »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Donner la Lettre de Daza à Gerugu à l’Aire de Repos sur la Jambe de Bionis &amp; Retourner voir Daza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ine Principale</text:p>
          </table:table-cell>
          <table:table-cell office:value-type="string" calcext:value-type="string">
            <text:p>Drainage de la Min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ller jusqu’à la Salle de Contrôle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ine Principale</text:p>
          </table:table-cell>
          <table:table-cell office:value-type="string" calcext:value-type="string">
            <text:p>Salle de Contrô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Explorer les mines jusqu’au Fond d’Excavation n°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ine Principale</text:p>
          </table:table-cell>
          <table:table-cell office:value-type="string" calcext:value-type="string">
            <text:p>Base Minièr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raverser le Dépôt de Matériel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ine Principale</text:p>
          </table:table-cell>
          <table:table-cell office:value-type="string" calcext:value-type="string">
            <text:p>Dépôt de Matérie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Activer l’interrupteur au Point d’Observation pour accéder à l’Entrée de la Mine Principale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ine Principale</text:p>
          </table:table-cell>
          <table:table-cell office:value-type="string" calcext:value-type="string">
            <text:p>Entrée de la Mine Principal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Explorer les profondeur de la Mine jusqu’au dernier niveau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Mine Principale</text:p>
          </table:table-cell>
          <table:table-cell office:value-type="string" calcext:value-type="string">
            <text:p>Fond de la Min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Sortir de la Mine Principale par le Monte-Charge du niveau -3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istoire Principal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Colonie 6</text:p>
          </table:table-cell>
          <table:table-cell office:value-type="string" calcext:value-type="string">
            <text:p>Route des Cargaison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rtir en direction des Marais de Sathorl par le Chemin Embrumé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8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8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8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8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8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8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8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8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8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8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8"/>
        </table:table-row>
        <table:table-row table:style-name="ro1" table:number-rows-repeated="68">
          <table:table-cell table:number-columns-repeated="19"/>
        </table:table-row>
        <table:table-row table:style-name="ro1" table:number-rows-repeated="388">
          <table:table-cell/>
          <table:table-cell table:content-validation-name="val1"/>
          <table:table-cell table:number-columns-repeated="17"/>
        </table:table-row>
        <table:table-row table:style-name="ro1">
          <table:table-cell/>
          <table:table-cell table:content-validation-name="val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0:28:45.648626959</meta:creation-date>
    <meta:generator>LibreOffice/7.3.7.2$Linux_X86_64 LibreOffice_project/30$Build-2</meta:generator>
    <dc:date>2023-09-11T01:53:44.263326168</dc:date>
    <meta:editing-duration>PT6H17S</meta:editing-duration>
    <meta:editing-cycles>56</meta:editing-cycles>
    <meta:document-statistic meta:table-count="1" meta:cell-count="1694" meta:object-count="0"/>
  </office:meta>
</office:document-meta>
</file>